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2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3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4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7" style:family="paragraph">
      <style:text-properties style:font-name="Nimbus Sans" fo:font-size="16pt" style:font-name-asian="DejaVu Sans Mono1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000000" draw:opacity="39%"/>
      <style:paragraph-properties fo:text-align="center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style:font-size-asian="20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1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</text:span><text:span text:style-name="T1">COM 5: </text:span><text:span text:style-name="T1">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</text:span><text:span text:style-name="T1">COM 6 <text:s/></text:span><text:span text:style-name="T1">Finish </text:span><text:span text:style-name="T1">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</text:span><text:span text:style-name="T1">COM 6 <text:s/></text:span><text:span text:style-name="T1"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</text:span><text:span text:style-name="T2">VComm3, </text:span><text:span text:style-name="T2">115200, 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messages as report file, </text:span><text:span text:style-name="T3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</text:span><text:span text:style-name="T8">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8" draw:text-style-name="P32" draw:layer="layout" svg:width="2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4" draw:layer="layout" svg:width="3.5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9" draw:text-style-name="P33" draw:layer="layout" svg:width="3.5cm" svg:height="1cm" svg:x="16cm" svg:y="9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0.5cm" svg:y="9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4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5cm" svg:height="1cm" svg:x="15.5cm" svg:y="13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4.055cm" svg:height="7.328cm" svg:x="11.989cm" svg:y="1.619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7"><text:span text:style-name="T10">0</text:span></text:p>
              </table:table-cell>
              <table:table-cell>
                <text:p text:style-name="P37"><text:span text:style-name="T10">1</text:span></text:p>
              </table:table-cell>
              <table:table-cell>
                <text:p text:style-name="P37"><text:span text:style-name="T10">2</text:span></text:p>
              </table:table-cell>
              <table:table-cell>
                <text:p text:style-name="P37"><text:span text:style-name="T10">3</text:span></text:p>
              </table:table-cell>
              <table:table-cell>
                <text:p text:style-name="P37"><text:span text:style-name="T10">4</text:span></text:p>
              </table:table-cell>
              <table:table-cell>
                <text:p text:style-name="P37"><text:span text:style-name="T10">5</text:span></text:p>
              </table:table-cell>
              <table:table-cell>
                <text:p text:style-name="P37"><text:span text:style-name="T10">6</text:span></text:p>
              </table:table-cell>
              <table:table-cell>
                <text:p text:style-name="P37"><text:span text:style-name="T10">7</text:span></text:p>
              </table:table-cell>
            </table:table-row>
            <table:table-row table:style-name="ro5" table:default-cell-style-name="ce6">
              <table:table-cell>
                <text:p text:style-name="P38"><text:span text:style-name="T11">1</text:span></text:p>
              </table:table-cell>
              <table:table-cell>
                <text:p text:style-name="P38"><text:span text:style-name="T11">01</text:span></text:p>
              </table:table-cell>
              <table:table-cell>
                <text:p text:style-name="P38"><text:span text:style-name="T11">CA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</table:table-row>
            <table:table-row table:style-name="ro7" table:default-cell-style-name="ce6">
              <table:table-cell>
                <text:p text:style-name="P38"><text:span text:style-name="T11">2</text:span></text:p>
              </table:table-cell>
              <table:table-cell>
                <text:p text:style-name="P38"><text:span text:style-name="T11">34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66</text:span></text:p>
              </table:table-cell>
              <table:table-cell>
                <text:p text:style-name="P38"><text:span text:style-name="T11">DE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11">3</text:span></text:p>
              </table:table-cell>
              <table:table-cell>
                <text:p text:style-name="P38"><text:span text:style-name="T11">33</text:span></text:p>
              </table:table-cell>
              <table:table-cell>
                <text:p text:style-name="P38"><text:span text:style-name="T11">23</text:span></text:p>
              </table:table-cell>
              <table:table-cell table:style-name="ce7">
                <text:p text:style-name="P39"><text:span text:style-name="T12">A2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FC</text:span></text:p>
              </table:table-cell>
              <table:table-cell>
                <text:p text:style-name="P38"><text:span text:style-name="T11">A1</text:span></text:p>
              </table:table-cell>
            </table:table-row>
            <table:table-row table:style-name="ro9" table:default-cell-style-name="ce6">
              <table:table-cell>
                <text:p text:style-name="P38"><text:span text:style-name="T11">4</text:span></text:p>
              </table:table-cell>
              <table:table-cell>
                <text:p text:style-name="P38"><text:span text:style-name="T11">21</text:span></text:p>
              </table:table-cell>
              <table:table-cell>
                <text:p text:style-name="P38"><text:span text:style-name="T11">0B</text:span></text:p>
              </table:table-cell>
              <table:table-cell>
                <text:p text:style-name="P38"><text:span text:style-name="T11">7D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95</text:span></text:p>
              </table:table-cell>
              <table:table-cell>
                <text:p text:style-name="P38"><text:span text:style-name="T11">44</text:span></text:p>
              </table:table-cell>
              <table:table-cell>
                <text:p text:style-name="P38"><text:span text:style-name="T11">98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5" draw:text-style-name="P12" draw:layer="layout" svg:width="2.5cm" svg:height="1cm" svg:x="13cm" svg:y="10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件</text:span><text:span text:style-name="T13">結束</text:span></text:p>
            <text:p><text:span text:style-name="T13">以下</text:span><text:span text:style-name="T13">備用</text:span><text:span text:style-name="T13">資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7" draw:text-style-name="P44" draw:layer="layout" svg:width="4cm" svg:height="1.673cm" svg:x="3cm" svg:y="3.038cm">
          <draw:text-box>
            <text:p><text:span text:style-name="T9">Devices </text:span><text:span text:style-name="T9">Discovery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</text:span><text:span text:style-name="T1">Start </text:span><text:span text:style-name="T1">downloadin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</text:span><text:span text:style-name="T1">Finish </text:span><text:span text:style-name="T1">downloa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</text:span><text:span text:style-name="T1"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</text:span><text:span text:style-name="T2">VComm3, </text:span><text:span text:style-name="T2">115200, N, 8, </text:span><text:span text:style-name="T2">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</text:span><text:span text:style-name="T1">Start </text:span><text:span text:style-name="T1">downloadin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</text:span><text:span text:style-name="T1">Finish </text:span><text:span text:style-name="T1">downloa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</text:span><text:span text:style-name="T1"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</text:span><text:span text:style-name="T2">VComm3, </text:span><text:span text:style-name="T2">115200, N, 8, </text:span><text:span text:style-name="T2">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16:46.481344869</dc:date>
    <meta:editing-duration>PT5H38M47S</meta:editing-duration>
    <meta:editing-cycles>66</meta:editing-cycles>
    <meta:generator>LibreOffice/7.4.7.2$Linux_X86_64 LibreOffice_project/40$Build-2</meta:generator>
    <meta:document-statistic meta:object-count="148"/>
  </office:meta>
</office:document-meta>
</file>